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 style:writing-mode="page"/>
    </style:style>
    <style:style style:name="Table1.A" style:family="table-column">
      <style:table-column-properties style:column-width="1.941in" style:rel-column-width="18999*"/>
    </style:style>
    <style:style style:name="Table1.B" style:family="table-column">
      <style:table-column-properties style:column-width="4.7542in" style:rel-column-width="46536*"/>
    </style:style>
    <style:style style:name="Table1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1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style:writing-mode="page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2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style:writing-mode="page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3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2" style:family="paragraph" style:parent-style-name="Title">
      <style:paragraph-properties fo:text-align="center" style:justify-single-word="false" style:shadow="none" style:vertical-align="middle" style:writing-mode="page"/>
      <style:text-properties officeooo:rsid="001fb317" officeooo:paragraph-rsid="001fb317"/>
    </style:style>
    <style:style style:name="P3" style:family="paragraph" style:parent-style-name="Subtitle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4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42522" officeooo:paragraph-rsid="00253b48"/>
    </style:style>
    <style:style style:name="P5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3b48" officeooo:paragraph-rsid="002fe95b"/>
    </style:style>
    <style:style style:name="P6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4782" officeooo:paragraph-rsid="002fe95b"/>
    </style:style>
    <style:style style:name="P7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bf7d4" officeooo:paragraph-rsid="002bf7d4"/>
    </style:style>
    <style:style style:name="P8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fe95b" officeooo:paragraph-rsid="002fe95b"/>
    </style:style>
    <style:style style:name="P9" style:family="paragraph" style:parent-style-name="Text_20_body">
      <style:paragraph-properties fo:margin-top="0in" fo:margin-bottom="0.1in" loext:contextual-spacing="false" style:writing-mode="page"/>
      <style:text-properties style:font-name="DejaVu Sans1" fo:font-weight="bold" officeooo:rsid="0031e012" officeooo:paragraph-rsid="0031e012" style:font-weight-asian="bold" style:font-weight-complex="bold"/>
    </style:style>
    <style:style style:name="P10" style:family="paragraph" style:parent-style-name="Text_20_body">
      <style:paragraph-properties fo:margin-top="0in" fo:margin-bottom="0.1in" loext:contextual-spacing="false" style:writing-mode="page"/>
      <style:text-properties fo:font-weight="normal" officeooo:rsid="0041698c" officeooo:paragraph-rsid="015b5ba9" style:font-weight-asian="normal" style:font-weight-complex="normal"/>
    </style:style>
    <style:style style:name="P11" style:family="paragraph" style:parent-style-name="Standard">
      <style:paragraph-properties fo:margin-top="0in" fo:margin-bottom="0.1in" loext:contextual-spacing="false" style:writing-mode="page"/>
      <style:text-properties style:font-name="Noto Mono" fo:font-size="12pt" officeooo:paragraph-rsid="015b5ba9" style:font-size-asian="10.5pt" style:font-size-complex="12pt"/>
    </style:style>
    <style:style style:name="P12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officeooo:rsid="001e9a12" officeooo:paragraph-rsid="001e9a12"/>
    </style:style>
    <style:style style:name="P13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style:font-name="Cantarell" fo:font-size="14pt" fo:font-weight="bold" officeooo:rsid="001fb317" officeooo:paragraph-rsid="001e9a12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246ab" officeooo:paragraph-rsid="004246a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b0faeb" officeooo:paragraph-rsid="00b0fae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d2553" officeooo:paragraph-rsid="015d2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Heading">
      <style:text-properties fo:font-size="14pt" officeooo:rsid="004246ab" officeooo:paragraph-rsid="004246ab" style:font-size-asian="14pt" style:font-size-complex="14pt"/>
    </style:style>
    <style:style style:name="P24" style:family="paragraph" style:parent-style-name="Table_20_Heading">
      <style:text-properties fo:font-size="14pt" officeooo:rsid="004723de" officeooo:paragraph-rsid="015b5ba9" style:font-size-asian="14pt" style:font-size-complex="14pt"/>
    </style:style>
    <style:style style:name="P25" style:family="paragraph" style:parent-style-name="Table_20_Heading">
      <style:text-properties fo:font-weight="bold" officeooo:rsid="0041698c" officeooo:paragraph-rsid="0041698c" style:font-weight-asian="bold" style:font-weight-complex="bold"/>
    </style:style>
    <style:style style:name="P26" style:family="paragraph" style:parent-style-name="Table_20_Heading">
      <style:text-properties fo:font-weight="bold" officeooo:rsid="0041698c" officeooo:paragraph-rsid="015b5ba9" style:font-weight-asian="bold" style:font-weight-complex="bold"/>
    </style:style>
    <style:style style:name="P27" style:family="paragraph" style:parent-style-name="Table_20_Heading">
      <style:text-properties officeooo:rsid="0041698c" officeooo:paragraph-rsid="0041698c"/>
    </style:style>
    <style:style style:name="P28" style:family="paragraph" style:parent-style-name="Table_20_Heading">
      <style:text-properties officeooo:rsid="0041698c" officeooo:paragraph-rsid="015b5ba9"/>
    </style:style>
    <style:style style:name="P29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text-properties style:font-name="DejaVu Sans1"/>
    </style:style>
    <style:style style:name="P34" style:family="paragraph" style:parent-style-name="Text_20_body">
      <style:text-properties style:font-name="DejaVu Sans1" officeooo:paragraph-rsid="004fee71"/>
    </style:style>
    <style:style style:name="P35" style:family="paragraph" style:parent-style-name="Text_20_body">
      <style:text-properties officeooo:paragraph-rsid="00941a15"/>
    </style:style>
    <style:style style:name="P36" style:family="paragraph" style:parent-style-name="Text_20_body">
      <style:text-properties officeooo:paragraph-rsid="01554f2f"/>
    </style:style>
    <style:style style:name="P37" style:family="paragraph" style:parent-style-name="Text_20_body" style:list-style-name="L4">
      <style:text-properties style:font-name="DejaVu Sans1" officeooo:rsid="004f207c" officeooo:paragraph-rsid="004f207c"/>
    </style:style>
    <style:style style:name="P38" style:family="paragraph" style:parent-style-name="Text_20_body" style:list-style-name="L5">
      <style:text-properties fo:font-size="8pt" officeooo:rsid="0096527f" officeooo:paragraph-rsid="019e2ffc" style:font-size-asian="7pt" style:font-size-complex="8pt"/>
    </style:style>
    <style:style style:name="P39" style:family="paragraph" style:parent-style-name="Text_20_body" style:list-style-name="L5">
      <style:text-properties fo:font-size="8pt" officeooo:rsid="01a3aaec" officeooo:paragraph-rsid="01a3aaec" style:font-size-asian="7pt" style:font-size-complex="8pt"/>
    </style:style>
    <style:style style:name="P40" style:family="paragraph" style:parent-style-name="Text_20_body" style:list-style-name="L8">
      <style:text-properties fo:font-size="8pt" officeooo:rsid="00675083" officeooo:paragraph-rsid="00675083" style:font-size-asian="7pt" style:font-size-complex="8pt"/>
    </style:style>
    <style:style style:name="P41" style:family="paragraph" style:parent-style-name="Text_20_body" style:list-style-name="L8">
      <style:text-properties fo:font-size="8pt" officeooo:rsid="006e6a8b" officeooo:paragraph-rsid="006e6a8b" style:font-size-asian="7pt" style:font-size-complex="8pt"/>
    </style:style>
    <style:style style:name="P42" style:family="paragraph" style:parent-style-name="Text_20_body" style:list-style-name="L9">
      <style:text-properties fo:font-size="8pt" officeooo:rsid="0074bdb7" officeooo:paragraph-rsid="016d78e3" style:font-size-asian="7pt" style:font-size-complex="8pt"/>
    </style:style>
    <style:style style:name="P43" style:family="paragraph" style:parent-style-name="Text_20_body" style:list-style-name="L9">
      <style:text-properties fo:font-size="8pt" officeooo:rsid="0075c3df" officeooo:paragraph-rsid="0075c3df" style:font-size-asian="7pt" style:font-size-complex="8pt"/>
    </style:style>
    <style:style style:name="P44" style:family="paragraph" style:parent-style-name="Text_20_body" style:list-style-name="L9">
      <style:text-properties fo:font-size="8pt" officeooo:rsid="0075c3df" officeooo:paragraph-rsid="00847444" style:font-size-asian="7pt" style:font-size-complex="8pt"/>
    </style:style>
    <style:style style:name="P45" style:family="paragraph" style:parent-style-name="Text_20_body" style:list-style-name="L10">
      <style:text-properties fo:font-size="8pt" officeooo:rsid="01927b93" officeooo:paragraph-rsid="01927b93" style:font-size-asian="7pt" style:font-size-complex="8pt"/>
    </style:style>
    <style:style style:name="P46" style:family="paragraph" style:parent-style-name="Text_20_body" style:list-style-name="L10">
      <style:text-properties fo:font-size="8pt" officeooo:rsid="0182dd1e" officeooo:paragraph-rsid="0182dd1e" style:font-size-asian="7pt" style:font-size-complex="8pt"/>
    </style:style>
    <style:style style:name="P47" style:family="paragraph" style:parent-style-name="Text_20_body" style:list-style-name="L10">
      <style:text-properties fo:font-size="8pt" officeooo:rsid="0087cfb3" officeooo:paragraph-rsid="0087cfb3" style:font-size-asian="7pt" style:font-size-complex="8pt"/>
    </style:style>
    <style:style style:name="P48" style:family="paragraph" style:parent-style-name="Text_20_body" style:list-style-name="L10">
      <style:text-properties fo:font-size="8pt" officeooo:rsid="00884687" officeooo:paragraph-rsid="008a0d73" style:font-size-asian="7pt" style:font-size-complex="8pt"/>
    </style:style>
    <style:style style:name="P49" style:family="paragraph" style:parent-style-name="Text_20_body" style:list-style-name="L7">
      <style:text-properties fo:font-size="8pt" officeooo:rsid="0064cda0" officeooo:paragraph-rsid="0064cda0" style:font-size-asian="8pt" style:font-size-complex="8pt"/>
    </style:style>
    <style:style style:name="P50" style:family="paragraph" style:parent-style-name="Text_20_body" style:list-style-name="L7">
      <style:text-properties fo:font-size="8pt" officeooo:rsid="0064cda0" officeooo:paragraph-rsid="00b301d7" style:font-size-asian="8pt" style:font-size-complex="8pt"/>
    </style:style>
    <style:style style:name="P51" style:family="paragraph" style:parent-style-name="Text_20_body" style:list-style-name="L6">
      <style:text-properties officeooo:paragraph-rsid="010f1f6e"/>
    </style:style>
    <style:style style:name="P52" style:family="paragraph" style:parent-style-name="Text_20_body" style:list-style-name="L6">
      <style:text-properties style:font-name="Noto Mono" officeooo:rsid="005ad73f" officeooo:paragraph-rsid="010eba7b"/>
    </style:style>
    <style:style style:name="P53" style:family="paragraph" style:parent-style-name="Text_20_body" style:list-style-name="L6">
      <style:text-properties style:font-name="Noto Mono" officeooo:rsid="005ad73f" officeooo:paragraph-rsid="01544239"/>
    </style:style>
    <style:style style:name="P54" style:family="paragraph" style:parent-style-name="Text_20_body" style:list-style-name="L6">
      <style:text-properties style:font-name="Noto Mono" officeooo:rsid="005cd6db" officeooo:paragraph-rsid="005cd6db"/>
    </style:style>
    <style:style style:name="P55" style:family="paragraph" style:parent-style-name="Text_20_body" style:list-style-name="L8">
      <style:text-properties style:font-name="Noto Mono" fo:font-size="8pt" fo:font-weight="normal" officeooo:rsid="015d641f" officeooo:paragraph-rsid="015d641f" style:font-size-asian="7pt" style:font-weight-asian="normal" style:font-size-complex="8pt" style:font-weight-complex="normal"/>
    </style:style>
    <style:style style:name="P56" style:family="paragraph" style:parent-style-name="Text_20_body" style:list-style-name="L8">
      <style:text-properties style:font-name="Noto Mono" fo:font-size="8pt" fo:font-weight="normal" officeooo:rsid="015d641f" officeooo:paragraph-rsid="015f67f2" style:font-size-asian="7pt" style:font-weight-asian="normal" style:font-size-complex="8pt" style:font-weight-complex="normal"/>
    </style:style>
    <style:style style:name="P57" style:family="paragraph" style:parent-style-name="Text_20_body" style:list-style-name="L6">
      <style:text-properties officeooo:rsid="005e8c52" officeooo:paragraph-rsid="00a14d65"/>
    </style:style>
    <style:style style:name="P58" style:family="paragraph" style:parent-style-name="Text_20_body" style:list-style-name="L7">
      <style:text-properties officeooo:paragraph-rsid="00dec393"/>
    </style:style>
    <style:style style:name="P59" style:family="paragraph" style:parent-style-name="Text_20_body" style:list-style-name="L7">
      <style:text-properties officeooo:rsid="014bfc69" officeooo:paragraph-rsid="014bfc69"/>
    </style:style>
    <style:style style:name="P60" style:family="paragraph" style:parent-style-name="Text_20_body" style:list-style-name="L7">
      <style:text-properties officeooo:rsid="0064cda0" officeooo:paragraph-rsid="0064cda0"/>
    </style:style>
    <style:style style:name="P61" style:family="paragraph" style:parent-style-name="Text_20_body" style:list-style-name="L8">
      <style:text-properties officeooo:rsid="00675083" officeooo:paragraph-rsid="006e6a8b"/>
    </style:style>
    <style:style style:name="P62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03acafc" officeooo:paragraph-rsid="003acafc" style:font-size-asian="14pt" style:font-weight-asian="bold" style:font-size-complex="14pt" style:font-weight-complex="bold"/>
    </style:style>
    <style:style style:name="P63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5435a8" officeooo:paragraph-rsid="015435a8" style:font-size-asian="14pt" style:font-weight-asian="bold" style:font-size-complex="14pt" style:font-weight-complex="bold"/>
    </style:style>
    <style:style style:name="P64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bc0e01" officeooo:paragraph-rsid="01bc0e01" style:font-size-asian="14pt" style:font-weight-asian="bold" style:font-size-complex="14pt" style:font-weight-complex="bold"/>
    </style:style>
    <style:style style:name="P65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style:font-name="Cantarell" fo:font-size="14pt" fo:font-weight="bold" officeooo:rsid="001fb317" officeooo:paragraph-rsid="001fb317" style:font-size-asian="14pt" style:font-weight-asian="bold" style:font-size-complex="14pt" style:font-weight-complex="bold"/>
    </style:style>
    <style:style style:name="P66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officeooo:paragraph-rsid="001fb317"/>
    </style:style>
    <style:style style:name="P67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1e012" officeooo:paragraph-rsid="0031e012"/>
    </style:style>
    <style:style style:name="P68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35508" officeooo:paragraph-rsid="00335508"/>
    </style:style>
    <style:style style:name="P69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4608d" officeooo:paragraph-rsid="0034608d"/>
    </style:style>
    <style:style style:name="P70" style:family="paragraph" style:parent-style-name="Text_20_body" style:list-style-name="L11">
      <style:paragraph-properties fo:margin-top="0.0299in" fo:margin-bottom="0in" loext:contextual-spacing="false" style:writing-mode="page"/>
      <style:text-properties style:font-name="DejaVu Sans1" fo:font-size="10pt" officeooo:rsid="01bd2f42" officeooo:paragraph-rsid="01bd2f42" style:font-size-asian="10pt" style:font-size-complex="10pt"/>
    </style:style>
    <style:style style:name="P71" style:family="paragraph" style:parent-style-name="Text_20_body" style:list-style-name="L11">
      <style:paragraph-properties fo:margin-top="0.1701in" fo:margin-bottom="0in" loext:contextual-spacing="false" style:writing-mode="page"/>
      <style:text-properties style:font-name="DejaVu Sans1" officeooo:rsid="01bd2f42" officeooo:paragraph-rsid="01bd2f42"/>
    </style:style>
    <style:style style:name="P72" style:family="paragraph" style:parent-style-name="Text_20_body" style:list-style-name="L11">
      <style:paragraph-properties fo:margin-top="0.1in" fo:margin-bottom="0in" loext:contextual-spacing="false" style:writing-mode="page"/>
      <style:text-properties style:font-name="DejaVu Sans1" fo:font-size="12pt" officeooo:rsid="01bdce23" officeooo:paragraph-rsid="01bdce23" style:font-size-asian="12pt" style:font-size-complex="12pt"/>
    </style:style>
    <style:style style:name="P73" style:family="paragraph" style:parent-style-name="Text_20_body" style:list-style-name="L11">
      <style:paragraph-properties fo:margin-top="0.1in" fo:margin-bottom="0in" loext:contextual-spacing="false" style:writing-mode="page"/>
      <style:text-properties style:font-name="DejaVu Sans1" fo:font-size="12pt" officeooo:rsid="01c229e2" officeooo:paragraph-rsid="01c229e2" style:font-size-asian="12pt" style:font-size-complex="12pt"/>
    </style:style>
    <style:style style:name="P74" style:family="paragraph" style:parent-style-name="Text_20_body">
      <style:paragraph-properties fo:margin-top="0.1in" fo:margin-bottom="0in" loext:contextual-spacing="false" style:writing-mode="page"/>
      <style:text-properties style:font-name="DejaVu Sans1" fo:font-size="8pt" officeooo:rsid="01bdce23" officeooo:paragraph-rsid="01bee7d1" style:font-size-asian="12pt" style:font-size-complex="12pt"/>
    </style:style>
    <style:style style:name="P75" style:family="paragraph" style:parent-style-name="Text_20_body" style:list-style-name="L12">
      <style:paragraph-properties fo:margin-top="0.1in" fo:margin-bottom="0in" loext:contextual-spacing="false" style:writing-mode="page"/>
      <style:text-properties style:font-name="DejaVu Sans1" fo:font-size="10pt" officeooo:rsid="01c229e2" officeooo:paragraph-rsid="01c229e2" style:font-size-asian="8.75pt" style:font-size-complex="10pt"/>
    </style:style>
    <style:style style:name="P76" style:family="paragraph" style:parent-style-name="Text_20_body" style:list-style-name="L12">
      <style:paragraph-properties fo:margin-top="0.1in" fo:margin-bottom="0in" loext:contextual-spacing="false" style:writing-mode="page"/>
      <style:text-properties style:font-name="Noto Mono" fo:font-size="8pt" officeooo:rsid="01c9255d" officeooo:paragraph-rsid="01c9255d" style:font-size-asian="8pt" style:font-size-complex="8pt"/>
    </style:style>
    <style:style style:name="P77" style:family="paragraph" style:parent-style-name="Text_20_body" style:list-style-name="L12">
      <style:paragraph-properties fo:margin-top="0.1in" fo:margin-bottom="0in" loext:contextual-spacing="false" style:writing-mode="page"/>
      <style:text-properties style:font-name="Noto Mono" fo:font-size="8pt" officeooo:rsid="01ce3f22" officeooo:paragraph-rsid="01ce3f22" style:font-size-asian="8pt" style:font-size-complex="8pt"/>
    </style:style>
    <style:style style:name="P78" style:family="paragraph" style:parent-style-name="Text_20_body" style:list-style-name="L12">
      <style:paragraph-properties fo:margin-top="0.1in" fo:margin-bottom="0in" loext:contextual-spacing="false" style:writing-mode="page"/>
      <style:text-properties style:font-name="Noto Mono" fo:font-size="10pt" officeooo:rsid="01d63269" officeooo:paragraph-rsid="01d63269" style:font-size-asian="8.75pt" style:font-size-complex="10pt"/>
    </style:style>
    <style:style style:name="P79" style:family="paragraph" style:parent-style-name="Heading_20_1">
      <style:text-properties officeooo:rsid="003acafc" officeooo:paragraph-rsid="003acafc"/>
    </style:style>
    <style:style style:name="P80" style:family="paragraph" style:parent-style-name="Heading_20_1">
      <style:paragraph-properties fo:text-align="start" style:justify-single-word="false" style:shadow="none" style:vertical-align="middle" style:writing-mode="page"/>
      <style:text-properties officeooo:rsid="001fb317" officeooo:paragraph-rsid="001fb317"/>
    </style:style>
    <style:style style:name="P81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242522" officeooo:paragraph-rsid="00242522"/>
    </style:style>
    <style:style style:name="P82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04e371c" officeooo:paragraph-rsid="004e371c"/>
    </style:style>
    <style:style style:name="P83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40af6a" officeooo:paragraph-rsid="0040af6a"/>
    </style:style>
    <style:style style:name="P84" style:family="paragraph" style:parent-style-name="Heading_20_1">
      <style:paragraph-properties fo:margin-top="0.1701in" fo:margin-bottom="0.2in" loext:contextual-spacing="false" fo:break-before="page" style:writing-mode="page"/>
      <style:text-properties officeooo:paragraph-rsid="015b5ba9"/>
    </style:style>
    <style:style style:name="P85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1bd2f42" officeooo:paragraph-rsid="01bd2f42"/>
    </style:style>
    <style:style style:name="P86" style:family="paragraph" style:parent-style-name="Heading_20_2">
      <style:text-properties style:font-name="DejaVu Sans1"/>
    </style:style>
    <style:style style:name="P87" style:family="paragraph" style:parent-style-name="Heading_20_2">
      <style:text-properties style:font-name="DejaVu Sans1" officeooo:rsid="00941a15" officeooo:paragraph-rsid="00941a15"/>
    </style:style>
    <style:style style:name="P88" style:family="paragraph" style:parent-style-name="Heading_20_2">
      <style:text-properties officeooo:rsid="00958e2d" officeooo:paragraph-rsid="00958e2d"/>
    </style:style>
    <style:style style:name="P89" style:family="paragraph" style:parent-style-name="Heading_20_2">
      <style:text-properties officeooo:rsid="005ad73f" officeooo:paragraph-rsid="005ad73f"/>
    </style:style>
    <style:style style:name="P90" style:family="paragraph" style:parent-style-name="Heading_20_2">
      <style:text-properties officeooo:rsid="00638e15" officeooo:paragraph-rsid="00638e15"/>
    </style:style>
    <style:style style:name="P91" style:family="paragraph" style:parent-style-name="Heading_20_2">
      <style:text-properties officeooo:rsid="006681a7" officeooo:paragraph-rsid="006681a7"/>
    </style:style>
    <style:style style:name="P92" style:family="paragraph" style:parent-style-name="Heading_20_2">
      <style:text-properties officeooo:rsid="0074bdb7" officeooo:paragraph-rsid="0074bdb7"/>
    </style:style>
    <style:style style:name="P93" style:family="paragraph" style:parent-style-name="Heading_20_2">
      <style:text-properties officeooo:rsid="007a6cb0" officeooo:paragraph-rsid="007a6cb0"/>
    </style:style>
    <style:style style:name="P94" style:family="paragraph" style:parent-style-name="Heading_20_3">
      <style:text-properties officeooo:paragraph-rsid="013abb3e"/>
    </style:style>
    <style:style style:name="P95" style:family="paragraph" style:parent-style-name="Code" style:list-style-name="L6"/>
    <style:style style:name="P96" style:family="paragraph" style:parent-style-name="Funcdesc" style:list-style-name="L5"/>
    <style:style style:name="P97" style:family="paragraph" style:parent-style-name="Funcdesc" style:list-style-name="L5">
      <style:text-properties officeooo:rsid="019a98d4" officeooo:paragraph-rsid="019a98d4"/>
    </style:style>
    <style:style style:name="T1" style:family="text">
      <style:text-properties officeooo:rsid="00254782"/>
    </style:style>
    <style:style style:name="T2" style:family="text">
      <style:text-properties officeooo:rsid="002fe95b"/>
    </style:style>
    <style:style style:name="T3" style:family="text">
      <style:text-properties officeooo:rsid="00335508"/>
    </style:style>
    <style:style style:name="T4" style:family="text">
      <style:text-properties style:font-name="Cantarell" fo:font-size="14pt" fo:font-weight="bold" officeooo:rsid="001fb317" style:font-size-asian="14pt" style:font-weight-asian="bold" style:font-size-complex="14pt" style:font-weight-complex="bold"/>
    </style:style>
    <style:style style:name="T5" style:family="text">
      <style:text-properties style:font-name="Cantarell" fo:font-size="14pt" fo:font-weight="bold" officeooo:rsid="003d8f97" style:font-size-asian="14pt" style:font-weight-asian="bold" style:font-size-complex="14pt" style:font-weight-complex="bold"/>
    </style:style>
    <style:style style:name="T6" style:family="text">
      <style:text-properties officeooo:rsid="0044193d"/>
    </style:style>
    <style:style style:name="T7" style:family="text">
      <style:text-properties officeooo:rsid="004f207c"/>
    </style:style>
    <style:style style:name="T8" style:family="text">
      <style:text-properties officeooo:rsid="0052a577"/>
    </style:style>
    <style:style style:name="T9" style:family="text">
      <style:text-properties officeooo:rsid="0053b81e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941a15"/>
    </style:style>
    <style:style style:name="T12" style:family="text">
      <style:text-properties style:font-name="DejaVu Sans1" officeooo:rsid="0094c9b5"/>
    </style:style>
    <style:style style:name="T13" style:family="text">
      <style:text-properties style:font-name="DejaVu Sans1" officeooo:rsid="004f207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46559" style:font-size-asian="8pt" style:font-size-complex="8pt"/>
    </style:style>
    <style:style style:name="T16" style:family="text">
      <style:text-properties fo:font-size="8pt" officeooo:rsid="00638e15" style:font-size-asian="8pt" style:font-size-complex="8pt"/>
    </style:style>
    <style:style style:name="T17" style:family="text">
      <style:text-properties fo:font-size="8pt" style:font-size-asian="7pt" style:font-size-complex="8pt"/>
    </style:style>
    <style:style style:name="T18" style:family="text">
      <style:text-properties officeooo:rsid="00763175"/>
    </style:style>
    <style:style style:name="T19" style:family="text">
      <style:text-properties officeooo:rsid="0082ea93"/>
    </style:style>
    <style:style style:name="T20" style:family="text">
      <style:text-properties officeooo:rsid="00884687"/>
    </style:style>
    <style:style style:name="T21" style:family="text">
      <style:text-properties officeooo:rsid="008c8bd9"/>
    </style:style>
    <style:style style:name="T22" style:family="text">
      <style:text-properties officeooo:rsid="00b0faeb"/>
    </style:style>
    <style:style style:name="T23" style:family="text">
      <style:text-properties officeooo:rsid="00cb1a02"/>
    </style:style>
    <style:style style:name="T24" style:family="text">
      <style:text-properties officeooo:rsid="00d0ad9c"/>
    </style:style>
    <style:style style:name="T25" style:family="text">
      <style:text-properties officeooo:rsid="00d8f200"/>
    </style:style>
    <style:style style:name="T26" style:family="text">
      <style:text-properties style:font-name="URW Gothic" fo:font-weight="bold" style:font-size-asian="8pt" style:font-weight-asian="bold" style:font-weight-complex="bold"/>
    </style:style>
    <style:style style:name="T27" style:family="text">
      <style:text-properties style:font-name="URW Gothic" fo:font-weight="bold" officeooo:rsid="0097ff91" style:font-size-asian="8pt" style:font-weight-asian="bold" style:font-weight-complex="bold"/>
    </style:style>
    <style:style style:name="T28" style:family="text">
      <style:text-properties style:font-name="URW Gothic" fo:font-weight="bold" officeooo:rsid="00b61bdf" style:font-size-asian="8pt" style:font-weight-asian="bold" style:font-weight-complex="bold"/>
    </style:style>
    <style:style style:name="T29" style:family="text">
      <style:text-properties style:font-name="URW Gothic" fo:font-weight="bold" officeooo:rsid="00b79c81" style:font-size-asian="8pt" style:font-weight-asian="bold" style:font-weight-complex="bold"/>
    </style:style>
    <style:style style:name="T30" style:family="text">
      <style:text-properties style:font-name="URW Gothic" fo:font-weight="bold" officeooo:rsid="00b70c2a" style:font-size-asian="8pt" style:font-weight-asian="bold" style:font-weight-complex="bold"/>
    </style:style>
    <style:style style:name="T31" style:family="text">
      <style:text-properties style:font-name="URW Gothic" fo:font-weight="bold" officeooo:rsid="00ed3b1c" style:font-size-asian="8pt" style:font-weight-asian="bold" style:font-weight-complex="bold"/>
    </style:style>
    <style:style style:name="T32" style:family="text">
      <style:text-properties style:font-name="URW Gothic" fo:font-weight="bold" officeooo:rsid="00ba1b34" style:font-size-asian="8pt" style:font-weight-asian="bold" style:font-weight-complex="bold"/>
    </style:style>
    <style:style style:name="T33" style:family="text">
      <style:text-properties style:font-name="URW Gothic" fo:font-weight="bold" officeooo:rsid="00bb0c5d" style:font-size-asian="8pt" style:font-weight-asian="bold" style:font-weight-complex="bold"/>
    </style:style>
    <style:style style:name="T34" style:family="text">
      <style:text-properties style:font-name="URW Gothic" fo:font-weight="bold" officeooo:rsid="00bcd533" style:font-size-asian="8pt" style:font-weight-asian="bold" style:font-weight-complex="bold"/>
    </style:style>
    <style:style style:name="T35" style:family="text">
      <style:text-properties style:font-name="URW Gothic" fo:font-weight="bold" officeooo:rsid="00cb1a02" style:font-size-asian="8pt" style:font-weight-asian="bold" style:font-weight-complex="bold"/>
    </style:style>
    <style:style style:name="T36" style:family="text">
      <style:text-properties style:font-name="URW Gothic" fo:font-weight="bold" officeooo:rsid="00763175" style:font-size-asian="8pt" style:font-weight-asian="bold" style:font-weight-complex="bold"/>
    </style:style>
    <style:style style:name="T37" style:family="text">
      <style:text-properties style:font-name="URW Gothic" fo:font-weight="bold" officeooo:rsid="00bcf1cf" style:font-size-asian="8pt" style:font-weight-asian="bold" style:font-weight-complex="bold"/>
    </style:style>
    <style:style style:name="T38" style:family="text">
      <style:text-properties style:font-name="URW Gothic" fo:font-weight="bold" officeooo:rsid="00f4726c" style:font-size-asian="8pt" style:font-weight-asian="bold" style:font-weight-complex="bold"/>
    </style:style>
    <style:style style:name="T39" style:family="text">
      <style:text-properties style:font-name="URW Gothic" fo:font-weight="bold" officeooo:rsid="00f5aea8" style:font-size-asian="8pt" style:font-weight-asian="bold" style:font-weight-complex="bold"/>
    </style:style>
    <style:style style:name="T40" style:family="text">
      <style:text-properties style:font-name="URW Gothic" fo:font-weight="bold" officeooo:rsid="00cbf502" style:font-size-asian="8pt" style:font-weight-asian="bold" style:font-weight-complex="bold"/>
    </style:style>
    <style:style style:name="T41" style:family="text">
      <style:text-properties style:font-name="URW Gothic" fo:font-weight="bold" officeooo:rsid="0157d7f9" style:font-size-asian="8pt" style:font-weight-asian="bold" style:font-weight-complex="bold"/>
    </style:style>
    <style:style style:name="T42" style:family="text">
      <style:text-properties style:font-name="URW Gothic" fo:font-weight="bold" officeooo:rsid="015f67f2" style:font-size-asian="8pt" style:font-weight-asian="bold" style:font-weight-complex="bold"/>
    </style:style>
    <style:style style:name="T43" style:family="text">
      <style:text-properties style:font-name="URW Gothic" fo:font-weight="bold" officeooo:rsid="016243ae" style:font-size-asian="8pt" style:font-weight-asian="bold" style:font-weight-complex="bold"/>
    </style:style>
    <style:style style:name="T44" style:family="text">
      <style:text-properties style:font-name="URW Gothic" fo:font-weight="bold" officeooo:rsid="01626b6b" style:font-size-asian="8pt" style:font-weight-asian="bold" style:font-weight-complex="bold"/>
    </style:style>
    <style:style style:name="T45" style:family="text">
      <style:text-properties style:font-name="URW Gothic" fo:font-weight="bold" officeooo:rsid="01712703" style:font-size-asian="8pt" style:font-weight-asian="bold" style:font-weight-complex="bold"/>
    </style:style>
    <style:style style:name="T46" style:family="text">
      <style:text-properties style:font-name="URW Gothic" fo:font-weight="bold" officeooo:rsid="0172b015" style:font-size-asian="8pt" style:font-weight-asian="bold" style:font-weight-complex="bold"/>
    </style:style>
    <style:style style:name="T47" style:family="text">
      <style:text-properties style:font-name="URW Gothic" fo:font-weight="bold" officeooo:rsid="017bd136" style:font-size-asian="8pt" style:font-weight-asian="bold" style:font-weight-complex="bold"/>
    </style:style>
    <style:style style:name="T48" style:family="text">
      <style:text-properties style:font-name="URW Gothic" fo:font-weight="bold" officeooo:rsid="01860fe7" style:font-size-asian="8pt" style:font-weight-asian="bold" style:font-weight-complex="bold"/>
    </style:style>
    <style:style style:name="T49" style:family="text">
      <style:text-properties style:font-name="URW Gothic" fo:font-weight="bold" officeooo:rsid="01875ed5" style:font-size-asian="8pt" style:font-weight-asian="bold" style:font-weight-complex="bold"/>
    </style:style>
    <style:style style:name="T50" style:family="text">
      <style:text-properties style:font-name="URW Gothic" fo:font-weight="bold" officeooo:rsid="01880cd6" style:font-size-asian="8pt" style:font-weight-asian="bold" style:font-weight-complex="bold"/>
    </style:style>
    <style:style style:name="T51" style:family="text">
      <style:text-properties style:font-name="URW Gothic" fo:font-weight="bold" officeooo:rsid="018a97bc" style:font-size-asian="8pt" style:font-weight-asian="bold" style:font-weight-complex="bold"/>
    </style:style>
    <style:style style:name="T52" style:family="text">
      <style:text-properties style:font-name="URW Gothic" fo:font-weight="bold" officeooo:rsid="018badb4" style:font-size-asian="8pt" style:font-weight-asian="bold" style:font-weight-complex="bold"/>
    </style:style>
    <style:style style:name="T53" style:family="text">
      <style:text-properties style:font-name="URW Gothic" fo:font-weight="bold" officeooo:rsid="018d27ed" style:font-size-asian="8pt" style:font-weight-asian="bold" style:font-weight-complex="bold"/>
    </style:style>
    <style:style style:name="T54" style:family="text">
      <style:text-properties style:font-name="URW Gothic" fo:font-weight="bold" officeooo:rsid="018eb3a1" style:font-size-asian="8pt" style:font-weight-asian="bold" style:font-weight-complex="bold"/>
    </style:style>
    <style:style style:name="T55" style:family="text">
      <style:text-properties style:font-name="URW Gothic" fo:font-weight="bold" officeooo:rsid="01995c90" style:font-size-asian="8pt" style:font-weight-asian="bold" style:font-weight-complex="bold"/>
    </style:style>
    <style:style style:name="T56" style:family="text">
      <style:text-properties style:font-name="URW Gothic" fo:font-weight="bold" style:font-weight-asian="bold" style:font-weight-complex="bold"/>
    </style:style>
    <style:style style:name="T57" style:family="text">
      <style:text-properties style:font-name="URW Gothic" fo:font-weight="bold" officeooo:rsid="00ae67ad" style:font-weight-asian="bold" style:font-weight-complex="bold"/>
    </style:style>
    <style:style style:name="T58" style:family="text">
      <style:text-properties style:font-name="URW Gothic" fo:font-weight="bold" officeooo:rsid="00af1951" style:font-weight-asian="bold" style:font-weight-complex="bold"/>
    </style:style>
    <style:style style:name="T59" style:family="text">
      <style:text-properties style:font-name="URW Gothic" fo:font-weight="bold" officeooo:rsid="00b4fadf" style:font-weight-asian="bold" style:font-weight-complex="bold"/>
    </style:style>
    <style:style style:name="T60" style:family="text">
      <style:text-properties style:font-name="URW Gothic" fo:font-weight="bold" officeooo:rsid="00b301d7" style:font-weight-asian="bold" style:font-weight-complex="bold"/>
    </style:style>
    <style:style style:name="T61" style:family="text">
      <style:text-properties style:font-name="URW Gothic" fo:font-weight="bold" officeooo:rsid="00c53dda" style:font-weight-asian="bold" style:font-weight-complex="bold"/>
    </style:style>
    <style:style style:name="T62" style:family="text">
      <style:text-properties style:font-name="URW Gothic" fo:font-weight="bold" officeooo:rsid="0182f599" style:font-weight-asian="bold" style:font-weight-complex="bold"/>
    </style:style>
    <style:style style:name="T63" style:family="text">
      <style:text-properties style:font-name="URW Gothic" fo:font-weight="bold" officeooo:rsid="0194d5d8" style:font-weight-asian="bold" style:font-weight-complex="bold"/>
    </style:style>
    <style:style style:name="T64" style:family="text">
      <style:text-properties style:font-name="URW Gothic" fo:font-weight="bold" officeooo:rsid="01a99558" style:font-weight-asian="bold" style:font-weight-complex="bold"/>
    </style:style>
    <style:style style:name="T65" style:family="text">
      <style:text-properties style:font-name="URW Gothic" fo:font-weight="bold" officeooo:rsid="01abc17f" style:font-weight-asian="bold" style:font-weight-complex="bold"/>
    </style:style>
    <style:style style:name="T66" style:family="text">
      <style:text-properties style:font-name="URW Gothic" fo:font-weight="bold" officeooo:rsid="01b5cb1b" style:font-weight-asian="bold" style:font-weight-complex="bold"/>
    </style:style>
    <style:style style:name="T67" style:family="text">
      <style:text-properties style:font-name="URW Gothic" fo:font-weight="bold" officeooo:rsid="01b63b99" style:font-weight-asian="bold" style:font-weight-complex="bold"/>
    </style:style>
    <style:style style:name="T68" style:family="text">
      <style:text-properties style:font-name="URW Gothic" fo:font-weight="bold" officeooo:rsid="01b7f594" style:font-weight-asian="bold" style:font-weight-complex="bold"/>
    </style:style>
    <style:style style:name="T69" style:family="text">
      <style:text-properties style:font-name="URW Gothic" fo:font-size="8pt" fo:font-weight="bold" style:font-size-asian="8pt" style:font-weight-asian="bold" style:font-size-complex="8pt" style:font-weight-complex="bold"/>
    </style:style>
    <style:style style:name="T70" style:family="text">
      <style:text-properties style:font-name="URW Gothic" fo:font-size="8pt" fo:font-weight="bold" officeooo:rsid="00d943f4" style:font-size-asian="8pt" style:font-weight-asian="bold" style:font-size-complex="8pt" style:font-weight-complex="bold"/>
    </style:style>
    <style:style style:name="T71" style:family="text">
      <style:text-properties style:font-name="URW Gothic" fo:font-size="8pt" fo:font-weight="bold" officeooo:rsid="00da49d3" style:font-size-asian="8pt" style:font-weight-asian="bold" style:font-size-complex="8pt" style:font-weight-complex="bold"/>
    </style:style>
    <style:style style:name="T72" style:family="text">
      <style:text-properties style:font-name="URW Gothic" fo:font-size="8pt" fo:font-weight="bold" officeooo:rsid="00dc0f73" style:font-size-asian="8pt" style:font-weight-asian="bold" style:font-size-complex="8pt" style:font-weight-complex="bold"/>
    </style:style>
    <style:style style:name="T73" style:family="text">
      <style:text-properties style:font-name="URW Gothic" fo:font-size="8pt" fo:font-weight="bold" officeooo:rsid="00dd3a9d" style:font-size-asian="8pt" style:font-weight-asian="bold" style:font-size-complex="8pt" style:font-weight-complex="bold"/>
    </style:style>
    <style:style style:name="T74" style:family="text">
      <style:text-properties style:font-name="URW Gothic" fo:font-size="8pt" fo:font-weight="bold" officeooo:rsid="006185de" style:font-size-asian="8pt" style:font-weight-asian="bold" style:font-size-complex="8pt" style:font-weight-complex="bold"/>
    </style:style>
    <style:style style:name="T75" style:family="text">
      <style:text-properties style:font-name="URW Gothic" fo:font-size="8pt" fo:font-weight="bold" officeooo:rsid="00a85061" style:font-size-asian="8pt" style:font-weight-asian="bold" style:font-size-complex="8pt" style:font-weight-complex="bold"/>
    </style:style>
    <style:style style:name="T76" style:family="text">
      <style:text-properties style:font-name="URW Gothic" fo:font-size="8pt" fo:font-weight="bold" officeooo:rsid="00dec393" style:font-size-asian="8pt" style:font-weight-asian="bold" style:font-size-complex="8pt" style:font-weight-complex="bold"/>
    </style:style>
    <style:style style:name="T77" style:family="text">
      <style:text-properties style:font-name="URW Gothic" fo:font-size="8pt" fo:font-weight="bold" officeooo:rsid="00ab0d3c" style:font-size-asian="8pt" style:font-weight-asian="bold" style:font-size-complex="8pt" style:font-weight-complex="bold"/>
    </style:style>
    <style:style style:name="T78" style:family="text">
      <style:text-properties style:font-name="URW Gothic" fo:font-size="8pt" fo:font-weight="bold" officeooo:rsid="00ac56c6" style:font-size-asian="8pt" style:font-weight-asian="bold" style:font-size-complex="8pt" style:font-weight-complex="bold"/>
    </style:style>
    <style:style style:name="T79" style:family="text">
      <style:text-properties style:font-name="URW Gothic" fo:font-size="8pt" fo:font-weight="bold" officeooo:rsid="00e0b99d" style:font-size-asian="8pt" style:font-weight-asian="bold" style:font-size-complex="8pt" style:font-weight-complex="bold"/>
    </style:style>
    <style:style style:name="T80" style:family="text">
      <style:text-properties style:font-name="URW Gothic" fo:font-size="8pt" fo:font-weight="bold" officeooo:rsid="00e1266d" style:font-size-asian="8pt" style:font-weight-asian="bold" style:font-size-complex="8pt" style:font-weight-complex="bold"/>
    </style:style>
    <style:style style:name="T81" style:family="text">
      <style:text-properties style:font-name="URW Gothic" fo:font-size="8pt" fo:font-weight="bold" officeooo:rsid="00a8a6e9" style:font-size-asian="8pt" style:font-weight-asian="bold" style:font-size-complex="8pt" style:font-weight-complex="bold"/>
    </style:style>
    <style:style style:name="T82" style:family="text">
      <style:text-properties style:font-name="URW Gothic" fo:font-size="8pt" fo:font-weight="bold" officeooo:rsid="00a8d038" style:font-size-asian="8pt" style:font-weight-asian="bold" style:font-size-complex="8pt" style:font-weight-complex="bold"/>
    </style:style>
    <style:style style:name="T83" style:family="text">
      <style:text-properties style:font-name="URW Gothic" fo:font-size="8pt" fo:font-weight="bold" officeooo:rsid="00af1951" style:font-size-asian="8pt" style:font-weight-asian="bold" style:font-size-complex="8pt" style:font-weight-complex="bold"/>
    </style:style>
    <style:style style:name="T84" style:family="text">
      <style:text-properties style:font-name="URW Gothic" fo:font-size="8pt" fo:font-weight="bold" officeooo:rsid="00e694c0" style:font-size-asian="8pt" style:font-weight-asian="bold" style:font-size-complex="8pt" style:font-weight-complex="bold"/>
    </style:style>
    <style:style style:name="T85" style:family="text">
      <style:text-properties style:font-name="URW Gothic" fo:font-size="8pt" fo:font-weight="bold" officeooo:rsid="00b1c6b7" style:font-size-asian="8pt" style:font-weight-asian="bold" style:font-size-complex="8pt" style:font-weight-complex="bold"/>
    </style:style>
    <style:style style:name="T86" style:family="text">
      <style:text-properties style:font-name="URW Gothic" fo:font-size="8pt" fo:font-weight="bold" officeooo:rsid="00ae67ad" style:font-size-asian="8pt" style:font-weight-asian="bold" style:font-size-complex="8pt" style:font-weight-complex="bold"/>
    </style:style>
    <style:style style:name="T87" style:family="text">
      <style:text-properties style:font-name="URW Gothic" fo:font-size="8pt" fo:font-weight="bold" officeooo:rsid="00c0d7d7" style:font-size-asian="8pt" style:font-weight-asian="bold" style:font-size-complex="8pt" style:font-weight-complex="bold"/>
    </style:style>
    <style:style style:name="T88" style:family="text">
      <style:text-properties style:font-name="URW Gothic" fo:font-size="8pt" fo:font-weight="bold" officeooo:rsid="00c31a45" style:font-size-asian="8pt" style:font-weight-asian="bold" style:font-size-complex="8pt" style:font-weight-complex="bold"/>
    </style:style>
    <style:style style:name="T89" style:family="text">
      <style:text-properties style:font-name="URW Gothic" fo:font-size="8pt" fo:font-weight="bold" officeooo:rsid="00e2e428" style:font-size-asian="8pt" style:font-weight-asian="bold" style:font-size-complex="8pt" style:font-weight-complex="bold"/>
    </style:style>
    <style:style style:name="T90" style:family="text">
      <style:text-properties style:font-name="URW Gothic" fo:font-size="8pt" fo:font-weight="bold" officeooo:rsid="00b4fadf" style:font-size-asian="8pt" style:font-weight-asian="bold" style:font-size-complex="8pt" style:font-weight-complex="bold"/>
    </style:style>
    <style:style style:name="T91" style:family="text">
      <style:text-properties style:font-name="URW Gothic" fo:font-size="8pt" fo:font-weight="bold" officeooo:rsid="0104f147" style:font-size-asian="8pt" style:font-weight-asian="bold" style:font-size-complex="8pt" style:font-weight-complex="bold"/>
    </style:style>
    <style:style style:name="T92" style:family="text">
      <style:text-properties style:font-name="URW Gothic" fo:font-size="8pt" fo:font-weight="bold" officeooo:rsid="013abb3e" style:font-size-asian="8pt" style:font-weight-asian="bold" style:font-size-complex="8pt" style:font-weight-complex="bold"/>
    </style:style>
    <style:style style:name="T93" style:family="text">
      <style:text-properties style:font-name="URW Gothic" fo:font-size="8pt" fo:font-weight="bold" officeooo:rsid="013e7c2f" style:font-size-asian="8pt" style:font-weight-asian="bold" style:font-size-complex="8pt" style:font-weight-complex="bold"/>
    </style:style>
    <style:style style:name="T94" style:family="text">
      <style:text-properties style:font-name="URW Gothic" fo:font-size="8pt" fo:font-weight="bold" officeooo:rsid="010f1f6e" style:font-size-asian="8pt" style:font-weight-asian="bold" style:font-size-complex="8pt" style:font-weight-complex="bold"/>
    </style:style>
    <style:style style:name="T95" style:family="text">
      <style:text-properties style:font-name="URW Gothic" fo:font-size="8pt" fo:font-weight="bold" officeooo:rsid="01554f2f" style:font-size-asian="8pt" style:font-weight-asian="bold" style:font-size-complex="8pt" style:font-weight-complex="bold"/>
    </style:style>
    <style:style style:name="T96" style:family="text">
      <style:text-properties style:font-name="URW Gothic" fo:font-size="8pt" fo:font-weight="bold" officeooo:rsid="01692037" style:font-size-asian="8pt" style:font-weight-asian="bold" style:font-size-complex="8pt" style:font-weight-complex="bold"/>
    </style:style>
    <style:style style:name="T97" style:family="text">
      <style:text-properties style:font-name="URW Gothic" fo:font-size="8pt" fo:font-weight="bold" officeooo:rsid="01746346" style:font-size-asian="8pt" style:font-weight-asian="bold" style:font-size-complex="8pt" style:font-weight-complex="bold"/>
    </style:style>
    <style:style style:name="T98" style:family="text">
      <style:text-properties style:font-name="URW Gothic" fo:font-size="8pt" fo:font-weight="bold" officeooo:rsid="0175d17e" style:font-size-asian="8pt" style:font-weight-asian="bold" style:font-size-complex="8pt" style:font-weight-complex="bold"/>
    </style:style>
    <style:style style:name="T99" style:family="text">
      <style:text-properties style:font-name="URW Gothic" fo:font-size="8pt" fo:font-weight="bold" officeooo:rsid="00b89490" style:font-size-asian="8pt" style:font-weight-asian="bold" style:font-size-complex="8pt" style:font-weight-complex="bold"/>
    </style:style>
    <style:style style:name="T100" style:family="text">
      <style:text-properties style:font-name="URW Gothic" fo:font-size="8pt" fo:font-weight="bold" officeooo:rsid="00ba1b34" style:font-size-asian="8pt" style:font-weight-asian="bold" style:font-size-complex="8pt" style:font-weight-complex="bold"/>
    </style:style>
    <style:style style:name="T101" style:family="text">
      <style:text-properties style:font-name="URW Gothic" fo:font-size="8pt" fo:font-weight="bold" officeooo:rsid="00bb0c5d" style:font-size-asian="8pt" style:font-weight-asian="bold" style:font-size-complex="8pt" style:font-weight-complex="bold"/>
    </style:style>
    <style:style style:name="T102" style:family="text">
      <style:text-properties style:font-name="URW Gothic" fo:font-size="8pt" fo:font-weight="bold" officeooo:rsid="00fd4d66" style:font-size-asian="8pt" style:font-weight-asian="bold" style:font-size-complex="8pt" style:font-weight-complex="bold"/>
    </style:style>
    <style:style style:name="T103" style:family="text">
      <style:text-properties style:font-name="URW Gothic" fo:font-size="8pt" fo:font-weight="bold" officeooo:rsid="00d520d0" style:font-size-asian="8pt" style:font-weight-asian="bold" style:font-size-complex="8pt" style:font-weight-complex="bold"/>
    </style:style>
    <style:style style:name="T104" style:family="text">
      <style:text-properties style:font-name="URW Gothic" fo:font-size="8pt" fo:font-weight="bold" officeooo:rsid="00d39fc0" style:font-size-asian="8pt" style:font-weight-asian="bold" style:font-size-complex="8pt" style:font-weight-complex="bold"/>
    </style:style>
    <style:style style:name="T105" style:family="text">
      <style:text-properties style:font-name="URW Gothic" fo:font-size="8pt" fo:font-weight="bold" officeooo:rsid="00c815d8" style:font-size-asian="8pt" style:font-weight-asian="bold" style:font-size-complex="8pt" style:font-weight-complex="bold"/>
    </style:style>
    <style:style style:name="T106" style:family="text">
      <style:text-properties style:font-name="URW Gothic" fo:font-size="8pt" fo:font-weight="bold" officeooo:rsid="00c96773" style:font-size-asian="8pt" style:font-weight-asian="bold" style:font-size-complex="8pt" style:font-weight-complex="bold"/>
    </style:style>
    <style:style style:name="T107" style:family="text">
      <style:text-properties style:font-name="URW Gothic" fo:font-size="8pt" fo:font-weight="bold" officeooo:rsid="00f177ba" style:font-size-asian="8pt" style:font-weight-asian="bold" style:font-size-complex="8pt" style:font-weight-complex="bold"/>
    </style:style>
    <style:style style:name="T108" style:family="text">
      <style:text-properties style:font-name="URW Gothic" fo:font-size="8pt" fo:font-weight="bold" officeooo:rsid="01637845" style:font-size-asian="8pt" style:font-weight-asian="bold" style:font-size-complex="8pt" style:font-weight-complex="bold"/>
    </style:style>
    <style:style style:name="T109" style:family="text">
      <style:text-properties officeooo:rsid="00ffade4"/>
    </style:style>
    <style:style style:name="T110" style:family="text">
      <style:text-properties officeooo:rsid="010d7fa0"/>
    </style:style>
    <style:style style:name="T111" style:family="text">
      <style:text-properties style:font-name="Noto Mono"/>
    </style:style>
    <style:style style:name="T112" style:family="text">
      <style:text-properties style:font-name="Noto Mono" fo:font-size="8pt" fo:font-weight="normal" style:font-size-asian="8pt" style:font-weight-asian="normal" style:font-size-complex="8pt" style:font-weight-complex="normal"/>
    </style:style>
    <style:style style:name="T113" style:family="text">
      <style:text-properties style:font-name="Noto Mono" fo:font-size="8pt" fo:font-weight="normal" officeooo:rsid="005ad73f" style:font-size-asian="8pt" style:font-weight-asian="normal" style:font-size-complex="8pt" style:font-weight-complex="normal"/>
    </style:style>
    <style:style style:name="T114" style:family="text">
      <style:text-properties style:font-name="Noto Mono" fo:font-size="8pt" style:font-size-asian="8pt" style:font-size-complex="8pt"/>
    </style:style>
    <style:style style:name="T115" style:family="text">
      <style:text-properties style:font-name="Noto Mono" fo:font-weight="normal" officeooo:rsid="018a97bc" style:font-size-asian="8pt" style:font-weight-asian="normal" style:font-weight-complex="normal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font-size="12pt" officeooo:rsid="01383f3d" style:font-size-asian="12pt" style:font-size-complex="12pt"/>
    </style:style>
    <style:style style:name="T118" style:family="text">
      <style:text-properties officeooo:rsid="01429ba4"/>
    </style:style>
    <style:style style:name="T119" style:family="text">
      <style:text-properties officeooo:rsid="01430000"/>
    </style:style>
    <style:style style:name="T120" style:family="text">
      <style:text-properties officeooo:rsid="01526c85"/>
    </style:style>
    <style:style style:name="T121" style:family="text">
      <style:text-properties officeooo:rsid="0157d7f9"/>
    </style:style>
    <style:style style:name="T122" style:family="text">
      <style:text-properties officeooo:rsid="015b5ba9"/>
    </style:style>
    <style:style style:name="T123" style:family="text">
      <style:text-properties officeooo:rsid="00ed3b1c" style:font-size-asian="8pt"/>
    </style:style>
    <style:style style:name="T124" style:family="text">
      <style:text-properties style:font-size-asian="8pt" style:font-size-complex="8pt"/>
    </style:style>
    <style:style style:name="T125" style:family="text">
      <style:text-properties officeooo:rsid="01788e4c"/>
    </style:style>
    <style:style style:name="T126" style:family="text">
      <style:text-properties officeooo:rsid="01797c33"/>
    </style:style>
    <style:style style:name="T127" style:family="text">
      <style:text-properties officeooo:rsid="017aa27d"/>
    </style:style>
    <style:style style:name="T128" style:family="text">
      <style:text-properties officeooo:rsid="017af3fe"/>
    </style:style>
    <style:style style:name="T129" style:family="text">
      <style:text-properties officeooo:rsid="017d9109"/>
    </style:style>
    <style:style style:name="T130" style:family="text">
      <style:text-properties style:font-name="Noto Mono"/>
    </style:style>
    <style:style style:name="T131" style:family="text">
      <style:text-properties style:font-name="DejaVu Sans1"/>
    </style:style>
    <style:style style:name="T132" style:family="text">
      <style:text-properties style:font-name="DejaVu Sans1" officeooo:rsid="01d63269"/>
    </style:style>
    <style:style style:name="T133" style:family="text">
      <style:text-properties style:font-name="DejaVu Sans1" officeooo:rsid="01d7833a"/>
    </style:style>
    <style:style style:name="T134" style:family="text">
      <style:text-properties fo:font-weight="normal" style:font-size-asian="8pt" style:font-weight-asian="normal" style:font-size-complex="8pt" style:font-weight-complex="normal"/>
    </style:style>
    <style:style style:name="T135" style:family="text">
      <style:text-properties officeooo:rsid="01c0e259"/>
    </style:style>
    <style:style style:name="T136" style:family="text">
      <style:text-properties officeooo:rsid="01c76ebf"/>
    </style:style>
    <style:style style:name="T137" style:family="text">
      <style:text-properties officeooo:rsid="01c9255d"/>
    </style:style>
    <style:style style:name="T138" style:family="text">
      <style:text-properties officeooo:rsid="01cc9cad"/>
    </style:style>
    <style:style style:name="T139" style:family="text">
      <style:text-properties officeooo:rsid="01d21942"/>
    </style:style>
    <style:style style:name="T140" style:family="text">
      <style:text-properties officeooo:rsid="01d3b9d4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 draw:shadow-opacity="100%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6.6102in" fo:min-width="6.2201in">
          <text:p text:style-name="P12">CS121</text:p>
          <text:p text:style-name="P3">Computer Programming I</text:p>
          <text:p text:style-name="P1"/>
          <text:p text:style-name="P2">FINAL PROJECT REPORT</text:p>
          <text:p text:style-name="P3">Minesweeper</text:p>
          <text:p text:style-name="P1"/>
          <text:h text:style-name="P79" text:outline-level="1">Contents:</text:h>
          <text:list xml:id="list6224813988225261110" text:style-name="L1">
            <text:list-item>
              <text:p text:style-name="P62">Description</text:p>
            </text:list-item>
            <text:list-item>
              <text:p text:style-name="P64">Compilation and Running</text:p>
            </text:list-item>
            <text:list-item>
              <text:p text:style-name="P62">Design Overview</text:p>
            </text:list-item>
            <text:list-item>
              <text:p text:style-name="P63">Data Structures</text:p>
            </text:list-item>
            <text:list-item>
              <text:p text:style-name="P62">Functions</text:p>
            </text:list-item>
            <text:list-item>
              <text:p text:style-name="P62">Main Algorithms</text:p>
            </text:list-item>
            <text:list-item>
              <text:p text:style-name="P62">User Manual</text:p>
            </text:list-item>
            <text:list-item>
              <text:p text:style-name="P62">Sample Runs</text:p>
            </text:list-item>
          </text:list>
          <text:h text:style-name="P80" text:outline-level="1">Team Members:</text:h>
          <text:list xml:id="list1463040980324407861" text:style-name="L2">
            <text:list-item>
              <text:p text:style-name="P65">Abdelhakeem Osama<text:tab/>[34]</text:p>
            </text:list-item>
            <text:list-item>
              <text:p text:style-name="P66"><text:span text:style-name="T4">Abdelrahman Shams<text:tab/>[</text:span><text:span text:style-name="T5">40</text:span><text:span text:style-name="T4">]</text:span></text:p>
            </text:list-item>
          </text:list>
        </draw:text-box>
      </draw:frame>
      <text:p text:style-name="P13"/>
      <text:h text:style-name="P81" text:outline-level="1">Description</text:h>
      <text:p text:style-name="P4">This is a console-based implementation of the famous classic puzzle video game, Minesweeper.</text:p>
      <text:p text:style-name="P4">As with any Minesweeper, the player is supposed to open all cells of a rectangular board containing mines, without detonating any of them (i.e.: without opening any cell that contains a mine.)</text:p>
      <text:p text:style-name="P5">The first cell the player opens always has no mine. Cells that have no mines but <text:span text:style-name="T1">are</text:span> neighboring <text:span text:style-name="T1">to</text:span> cells with mines <text:span text:style-name="T1">contain the number of adjacent cells with mines. This way the player can more easily guess where the mines actually are.</text:span></text:p>
      <text:p text:style-name="P6">Along the way, the player can “flag” some cells as having mines to avoid opening them. Flagged cells can also make <text:span text:style-name="T25">gameplay</text:span> faster. For instance, the player can choose to open an open cell <text:span text:style-name="T109">containing a certain number</text:span>, in which case <text:span text:style-name="T109">if the cell is surrounded by an equal number of flags then</text:span> all neighboring cells are opened except those with flags (whether those neighboring cells contain mines or not), all in one move!</text:p>
      <text:p text:style-name="P7">In addition, the player can mark any cell with a question mark, when unsure whether it contains a mine or not, to avoid opening it later. <text:span text:style-name="T2">The player can unmark any cell previously marked with a flag or a question mark.</text:span></text:p>
      <text:p text:style-name="P8">The player loses when a cell with a mine is opened. Otherwise, the player does not win unless all cells with no mines are opened. The player does not necessarily have to flag cells which contain mines.</text:p>
      <text:p text:style-name="P9">The main features of our implementation include:</text:p>
      <text:list xml:id="list2801356434748446127" text:style-name="L3">
        <text:list-item>
          <text:p text:style-name="P67"><text:span text:style-name="T3">Rectangular grid with custom dimensions</text:span>, from 2x2 up to <text:span text:style-name="T118">30x30</text:span></text:p>
        </text:list-item>
        <text:list-item>
          <text:p text:style-name="P68">At any time, the game can be saved to a file which can be loaded later to continue the game from the same point</text:p>
        </text:list-item>
        <text:list-item>
          <text:p text:style-name="P69">Sorted table of winners with their names and scores</text:p>
        </text:list-item>
      </text:list>
      <text:h text:style-name="P85" text:outline-level="1">Compilation and Running</text:h>
      <text:list xml:id="list5655744592184268933" text:style-name="L11">
        <text:list-item>
          <text:p text:style-name="P71">The following two binaries are found in <text:span text:style-name="T111">./bin:</text:span></text:p>
          <text:list>
            <text:list-item>
              <text:p text:style-name="P70"><text:span text:style-name="T111">minesweeper<text:tab/><text:tab/>(64-bit Linux)</text:span></text:p>
            </text:list-item>
            <text:list-item>
              <text:p text:style-name="P70"><text:span text:style-name="T111">minesweeper.exe<text:tab/>(64-bit Windows)</text:span></text:p>
            </text:list-item>
          </text:list>
        </text:list-item>
        <text:list-item>
          <text:p text:style-name="P72">The project is supposed to be compiled and run on a POSIX-compliant operating system due to our use of input<text:span text:style-name="T140">-</text:span>polling functions (found in poll.h) and signal<text:span text:style-name="T139">-</text:span>handling functions (found in signal.h) from the C POSIX Library. Consequently, it should compile and run on Unix-like operating systems without issues.<text:line-break/>For Windows, we use Cygwin<text:note text:id="ftn0" text:note-class="footnote"><text:note-citation>1</text:note-citation><text:note-body><text:p text:style-name="P74"><text:span text:style-name="T124"><text:s/></text:span><text:span text:style-name="T134">"Linux-like environment for Windows making it possible to port software running on POSIX systems (such as Linux, BSD, and Unix systems)" [https://www.cygwin.com]</text:span></text:p></text:note-body></text:note>, where we invoke our compilation commands and run the <text:span text:style-name="T135">executables</text:span> directly from the Cygwin Terminal.</text:p>
        </text:list-item>
        <text:list-item>
          <text:p text:style-name="P73">Compilation Procedures:</text:p>
        </text:list-item>
      </text:list>
      <text:list xml:id="list3825306774216811285" text:style-name="L12">
        <text:list-item>
          <text:list>
            <text:list-item>
              <text:p text:style-name="P75">Open your terminal and change to the root directory of the project where the Makefile resides.</text:p>
            </text:list-item>
            <text:list-item>
              <text:p text:style-name="P75">Run “<text:span text:style-name="T137">make minesweeper” (or simply </text:span>“make” without specifying any target<text:span text:style-name="T138">)</text:span> to generate the necessary object files and link them into the final game executable under <text:span text:style-name="T111">./bin<text:line-break/><text:line-break/></text:span><text:span text:style-name="T136">The following targets are also available for testing game features separately:</text:span></text:p>
              <text:list>
                <text:list-item>
                  <text:p text:style-name="P76">gridtest</text:p>
                </text:list-item>
                <text:list-item>
                  <text:p text:style-name="P77">actionstest</text:p>
                </text:list-item>
                <text:list-item>
                  <text:p text:style-name="P77">gamelooptest</text:p>
                </text:list-item>
                <text:list-item>
                  <text:p text:style-name="P77">savingtest</text:p>
                </text:list-item>
                <text:list-item>
                  <text:p text:style-name="P77">scorestest</text:p>
                </text:list-item>
                <text:list-item>
                  <text:p text:style-name="P77">tests <text:span text:style-name="T10">(make all the previous </text:span><text:span text:style-name="T133">testing</text:span><text:span text:style-name="T10"> targets)</text:span></text:p>
                </text:list-item>
              </text:list>
              <text:p text:style-name="P78"><text:span text:style-name="T10">All corresponding executables are generated under </text:span>./bin</text:p>
            </text:list-item>
          </text:list>
        </text:list-item>
      </text:list>
      <text:h text:style-name="P82" text:outline-level="1">Design Overview</text:h>
      <text:h text:style-name="P87" text:outline-level="2">Input Module</text:h>
      <text:p text:style-name="P35"><text:span text:style-name="T11"><text:tab/>Handles </text:span><text:span text:style-name="T12">validated </text:span><text:span text:style-name="T11">input of various data types from the user.</text:span></text:p>
      <text:h text:style-name="P86" text:outline-level="2">Grid Module</text:h>
      <text:p text:style-name="Text_20_body"><text:span text:style-name="T10"><text:tab/></text:span><text:span text:style-name="T13">Handles grid initialization and display.</text:span></text:p>
      <text:h text:style-name="P86" text:outline-level="2">Game Actions Module</text:h>
      <text:p text:style-name="P33"><text:tab/><text:span text:style-name="T7">Handles game actions, including:</text:span></text:p>
      <text:list xml:id="list2614502023507057697" text:style-name="L4">
        <text:list-item>
          <text:p text:style-name="P37">Opening a cell.</text:p>
        </text:list-item>
        <text:list-item>
          <text:p text:style-name="P37">Flagging a cell.</text:p>
        </text:list-item>
        <text:list-item>
          <text:p text:style-name="P37">Marking a cell with a question mark.</text:p>
        </text:list-item>
        <text:list-item>
          <text:p text:style-name="P37">Unmarking a cell.</text:p>
        </text:list-item>
      </text:list>
      <text:h text:style-name="P86" text:outline-level="2">Game Loop Module</text:h>
      <text:p text:style-name="P34"><text:tab/><text:span text:style-name="T7">Handles the main game loop till the game ends in either state: win or <text:tab/>lose.</text:span></text:p>
      <text:h text:style-name="P86" text:outline-level="2"><text:span text:style-name="T8">Saving</text:span> Module</text:h>
      <text:p text:style-name="P33"><text:tab/><text:span text:style-name="T8">Handles saving and loading game state.</text:span></text:p>
      <text:h text:style-name="P86" text:outline-level="2">Scores Module</text:h>
      <text:p text:style-name="P33"><text:tab/><text:span text:style-name="T9">Handles storage and retrieval of scores of winners.</text:span></text:p>
      <text:h text:style-name="P83" text:outline-level="1"><text:span text:style-name="T120">Data </text:span>Structure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Cell</text:p>
          </table:table-cell>
          <table:covered-table-cell/>
        </table:table-row>
        <table:table-row>
          <table:table-cell table:style-name="Table1.A2" office:value-type="string">
            <text:p text:style-name="P25">Member</text:p>
          </table:table-cell>
          <table:table-cell table:style-name="Table1.B2" office:value-type="string">
            <text:p text:style-name="P27">Description</text:p>
          </table:table-cell>
        </table:table-row>
        <table:table-row>
          <table:table-cell table:style-name="Table1.A3" office:value-type="string">
            <text:p text:style-name="P14"><text:span text:style-name="T6">char </text:span>status</text:p>
          </table:table-cell>
          <table:table-cell table:style-name="Table1.B3" office:value-type="string">
            <text:p text:style-name="P17">Represent the status of the cell</text:p>
            <text:p text:style-name="P18"><text:span text:style-name="T22">0</text:span>: Closed</text:p>
            <text:p text:style-name="P18">1: Open</text:p>
            <text:p text:style-name="P19">2: Flagged</text:p>
            <text:p text:style-name="P19">3: Marked</text:p>
          </table:table-cell>
        </table:table-row>
        <table:table-row>
          <table:table-cell table:style-name="Table1.A3" office:value-type="string">
            <text:p text:style-name="P29"><text:span text:style-name="T6">char </text:span>type</text:p>
          </table:table-cell>
          <table:table-cell table:style-name="Table1.B3" office:value-type="string">
            <text:p text:style-name="P31">Type of the cell</text:p>
            <text:p text:style-name="P32">‘0’: Empty</text:p>
            <text:p text:style-name="P32">‘<text:span text:style-name="T119">V’: Empty visited cell (all adjacent cells are open)</text:span></text:p>
            <text:p text:style-name="P32">‘1’~’8’: Number of adjacent cells with mines</text:p>
            <text:p text:style-name="P32">‘*’: Mine</text:p>
            <text:p text:style-name="P32">‘!’: <text:span text:style-name="T110">Loss mine (mine that made the player lose)</text:span></text:p>
            <text:p text:style-name="P32">‘<text:span text:style-name="T110">M’: Missed mine</text:span></text:p>
            <text:p text:style-name="P32">‘<text:span text:style-name="T110">-’: Incorrect flag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Position </text:p>
          </table:table-cell>
          <table:covered-table-cell/>
        </table:table-row>
        <table:table-row>
          <table:table-cell table:style-name="Table2.A2" office:value-type="string">
            <text:p text:style-name="P26">Member</text:p>
          </table:table-cell>
          <table:table-cell table:style-name="Table2.B2" office:value-type="string">
            <text:p text:style-name="P28">Description</text:p>
          </table:table-cell>
        </table:table-row>
        <table:table-row>
          <table:table-cell table:style-name="Table2.A3" office:value-type="string">
            <text:p text:style-name="P15">int x</text:p>
          </table:table-cell>
          <table:table-cell table:style-name="Table2.B3" office:value-type="string">
            <text:p text:style-name="P20">Row Number</text:p>
          </table:table-cell>
        </table:table-row>
        <table:table-row>
          <table:table-cell table:style-name="Table2.A3" office:value-type="string">
            <text:p text:style-name="P30">int y</text:p>
          </table:table-cell>
          <table:table-cell table:style-name="Table2.B3" office:value-type="string">
            <text:p text:style-name="P20">Column Number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122">ScoreEntry</text:span> </text:p>
          </table:table-cell>
          <table:covered-table-cell/>
        </table:table-row>
        <table:table-row>
          <table:table-cell table:style-name="Table3.A2" office:value-type="string">
            <text:p text:style-name="P26">Member</text:p>
          </table:table-cell>
          <table:table-cell table:style-name="Table3.B2" office:value-type="string">
            <text:p text:style-name="P28">Description</text:p>
          </table:table-cell>
        </table:table-row>
        <table:table-row>
          <table:table-cell table:style-name="Table3.A3" office:value-type="string">
            <text:p text:style-name="P16">char playerName[128]</text:p>
          </table:table-cell>
          <table:table-cell table:style-name="Table3.B3" office:value-type="string">
            <text:p text:style-name="P22">Player Name</text:p>
          </table:table-cell>
        </table:table-row>
        <table:table-row>
          <table:table-cell table:style-name="Table3.A3" office:value-type="string">
            <text:p text:style-name="P30">int <text:span text:style-name="T122">score</text:span></text:p>
          </table:table-cell>
          <table:table-cell table:style-name="Table3.B3" office:value-type="string">
            <text:p text:style-name="P21">Score</text:p>
          </table:table-cell>
        </table:table-row>
      </table:table>
      <text:p text:style-name="P11"/>
      <text:h text:style-name="P84" text:outline-level="1">Functions</text:h>
      <text:h text:style-name="P88" text:outline-level="2">Input Module</text:h>
      <text:list xml:id="list5487656117083838652" text:style-name="L5">
        <text:list-item>
          <text:p text:style-name="P96">void flushstdin(void);<text:line-break/><text:span text:style-name="T52">Read</text:span><text:span text:style-name="T53">s</text:span><text:span text:style-name="T52"> from stdin until an ENTER character is encountered</text:span><text:span text:style-name="T48"> </text:span><text:span text:style-name="T49">(which is also </text:span><text:span text:style-name="T52">read</text:span><text:span text:style-name="T49">)</text:span><text:span text:style-name="T26">.<text:line-break/></text:span><text:span text:style-name="T55">Also u</text:span><text:span text:style-name="T27">sed </text:span><text:span text:style-name="T54">to pause</text:span><text:span text:style-name="T50"> the game until </text:span><text:span text:style-name="T51">the player presses ENTER.</text:span></text:p>
        </text:list-item>
        <text:list-item>
          <text:p text:style-name="P97"><text:span text:style-name="T115">void trimSpaces(char *str);</text:span><text:span text:style-name="T51"><text:line-break/></text:span><text:span text:style-name="T26">Trims leading and trailing spaces from a string.</text:span></text:p>
        </text:list-item>
        <text:list-item>
          <text:p text:style-name="P38">char ab_getchar(void);</text:p>
        </text:list-item>
        <text:list-item>
          <text:p text:style-name="P38">int getint(void);</text:p>
        </text:list-item>
        <text:list-item>
          <text:p text:style-name="P39">void getstring(int size, char *str);<text:line-break/><text:span text:style-name="T64">NOTE: Two characters at the end of the string are reserved </text:span><text:span text:style-name="T65">for ‘\n’ and ‘\0’</text:span><text:span text:style-name="T64">, so </text:span><text:span text:style-name="T68">we</text:span><text:span text:style-name="T66"> </text:span><text:span text:style-name="T67">actually </text:span><text:span text:style-name="T64">read (size-2) characters.</text:span></text:p>
        </text:list-item>
      </text:list>
      <text:h text:style-name="P89" text:outline-level="2">Grid Module</text:h>
      <text:list xml:id="list8357821434350597941" text:style-name="L6">
        <text:list-item>
          <text:p text:style-name="P52"><text:span text:style-name="T14">Position getRandomPos(int m, int n);<text:line-break/></text:span><text:span text:style-name="T69">Returns a random position in a grid of (m X n) dimensions.<text:line-break/>NOTE: for this function to work, srand(time(NULL)) must be called at least once before using this function or any of its dependents to seed the random number generator.</text:span></text:p>
        </text:list-item>
        <text:list-item>
          <text:p text:style-name="P53"><text:span text:style-name="T112">char positionsEqual(Position a, Position b);</text:span><text:span text:style-name="T69"><text:line-break/>Returns 1 if Positions (a) and (b) have the same coordinates, 0 otherwise.</text:span></text:p>
        </text:list-item>
        <text:list-item>
          <text:p text:style-name="P51"><text:span text:style-name="T113">char arrayContains(Position *arr, int arrsize, Position key);<text:line-break/></text:span><text:span text:style-name="T94">Returns 1 if (arr) contains the position (key), 0 otherwise.</text:span></text:p>
        </text:list-item>
        <text:list-item>
          <text:p text:style-name="P95"><text:span text:style-name="T14">void prepareGrid(int m, int n, Cell grid[m][n]);</text:span><text:line-break/><text:span text:style-name="T69">Zero</text:span><text:span text:style-name="T70">es</text:span><text:span text:style-name="T69"> out (empt</text:span><text:span text:style-name="T70">ies</text:span><text:span text:style-name="T69">) all cells and set</text:span><text:span text:style-name="T70">s</text:span><text:span text:style-name="T69"> them closed.</text:span></text:p>
        </text:list-item>
        <text:list-item>
          <text:p text:style-name="P54"><text:span text:style-name="T14">void initGrid(Position firstPos, int m, int n, Cell grid[m][n]);</text:span><text:line-break/><text:span text:style-name="T69">Populates </text:span><text:span text:style-name="T70">a </text:span><text:span text:style-name="T69">grid of (m X n) dimensions with mines and numbers. (call prepareGrid first!)<text:line-break/>This function shall be called after the player makes </text:span><text:span text:style-name="T71">their</text:span><text:span text:style-name="T69"> first move </text:span><text:span text:style-name="T71">whose position</text:span><text:span text:style-name="T69"> (firstPos) </text:span><text:span text:style-name="T72">must</text:span><text:span text:style-name="T69"> not contain a mine<text:line-break/>NOTE: Prior validation for (m) and (n) is required!</text:span></text:p>
        </text:list-item>
        <text:list-item>
          <text:p text:style-name="P57"><text:span text:style-name="T114">void printGrid(int m, int n, Cell grid[m][n], char *filename, char debug);</text:span><text:span text:style-name="T111"><text:line-break/></text:span><text:span text:style-name="T69">Print</text:span><text:span text:style-name="T73">s a</text:span><text:span text:style-name="T69"> grid of (m X n) dimensions.<text:line-break/>To print to (stdout), simply pass an empty string for (filename)<text:line-break/>For debugging mode (i.e.: all cells open), pass a non</text:span><text:span text:style-name="T74">-</text:span><text:span text:style-name="T69">zero value for (debug)</text:span></text:p>
        </text:list-item>
      </text:list>
      <text:h text:style-name="P90" text:outline-level="2">Game Actions Module</text:h>
      <text:list xml:id="list543208633090955645" text:style-name="L7">
        <text:list-item>
          <text:p text:style-name="P59"><text:span text:style-name="T14">void openEmpty(int m, int n, Cell grid[m][n], Position cellPos);<text:line-break/></text:span><text:span text:style-name="T69">Opens an empty cell and all adjacent empty cells recursively.</text:span></text:p>
        </text:list-item>
        <text:list-item>
          <text:p text:style-name="P58"><text:span text:style-name="T15">c</text:span><text:span text:style-name="T16">har openC</text:span><text:span text:style-name="T15">ell(int m, int n, Cell grid[m][n], Position cellPos);<text:line-break/></text:span><text:span text:style-name="T75">Opens the cell at (cellPos)<text:line-break/></text:span><text:span text:style-name="T76">If the cell is already open, there are two cases:<text:line-break/><text:tab/>1) If the cell </text:span><text:span text:style-name="T77">contains a number, </text:span><text:span text:style-name="T78">say</text:span><text:span text:style-name="T77"> </text:span><text:span text:style-name="T78">(</text:span><text:span text:style-name="T77">n</text:span><text:span text:style-name="T78">)</text:span><text:span text:style-name="T77">, and (n) adjacent cells are marked </text:span><text:span text:style-name="T91">with</text:span><text:span text:style-name="T77"> flags, </text:span><text:span text:style-name="T76">then </text:span><text:span text:style-name="T77">all adjacent <text:tab/>cells without flags are opened, whether they contain mines or not.<text:line-break/><text:tab/></text:span><text:span text:style-name="T79">2) </text:span><text:span text:style-name="T80">Otherwise, the function returns with error code 1</text:span><text:span text:style-name="T75"><text:line-break/></text:span><text:span text:style-name="T81">If </text:span><text:span text:style-name="T82">the</text:span><text:span text:style-name="T75"> opened cell is empty, all empty </text:span><text:span text:style-name="T83">adjacent</text:span><text:span text:style-name="T75"> cells are opened.</text:span><text:span text:style-name="T77"><text:line-break/></text:span><text:span text:style-name="T84">The value of any</text:span><text:span text:style-name="T85"> opened cell that contains a mine is replaced by an exclamation mark.</text:span><text:span text:style-name="T75"><text:line-break/></text:span><text:span text:style-name="T86">Returns 0 on success. Otherwise, an error code is returned as follows:</text:span><text:span text:style-name="T87"><text:line-break/><text:tab/></text:span><text:span text:style-name="T88">1: The cell is already open.</text:span><text:span text:style-name="T87"><text:line-break/><text:tab/></text:span><text:span text:style-name="T88">2</text:span><text:span text:style-name="T87">: </text:span><text:span text:style-name="T89">One or more of the</text:span><text:span text:style-name="T87"> opened cells contain mines.<text:line-break/><text:tab/></text:span><text:span text:style-name="T88">3</text:span><text:span text:style-name="T87">: The cell is flagged.<text:line-break/><text:tab/></text:span><text:span text:style-name="T88">4</text:span><text:span text:style-name="T87">: The cell is marked with a question mark.</text:span></text:p>
        </text:list-item>
        <text:list-item>
          <text:p text:style-name="P49">char flagCell(int m, int n, Cell grid[m][n], Position cellPos);<text:line-break/><text:span text:style-name="T57">Flags the cell at (cellPos)<text:line-break/>Returns 0 on success. Otherwise, an error code is returned as follows:<text:line-break/><text:tab/>1: Cell is </text:span><text:span text:style-name="T58">open.</text:span><text:span text:style-name="T57"><text:line-break/><text:tab/>2: Cell is already </text:span><text:span text:style-name="T58">flagged.</text:span><text:span text:style-name="T57"><text:line-break/><text:tab/>3: </text:span><text:span text:style-name="T58">Cell is marked </text:span><text:span text:style-name="T59">with</text:span><text:span text:style-name="T58"> a question mark.</text:span></text:p>
        </text:list-item>
        <text:list-item>
          <text:p text:style-name="P50">char markCell(int m, int n, Cell grid[m][n], Position cellPos);<text:line-break/><text:span text:style-name="T60">Marks</text:span><text:span text:style-name="T57"> the cell at (cellPos) </text:span><text:span text:style-name="T60">with a question mark.</text:span><text:span text:style-name="T57"><text:line-break/>Returns 0 on success. Otherwise, an error code is returned as follows:<text:line-break/><text:tab/>1: Cell is </text:span><text:span text:style-name="T58">open.</text:span><text:span text:style-name="T57"><text:line-break/><text:tab/>2: Cell is </text:span><text:span text:style-name="T58">flagged.</text:span><text:span text:style-name="T57"><text:line-break/><text:tab/>3: </text:span><text:span text:style-name="T58">Cell is </text:span><text:span text:style-name="T61">already </text:span><text:span text:style-name="T58">marked </text:span><text:span text:style-name="T59">with</text:span><text:span text:style-name="T58"> a question mark.</text:span></text:p>
        </text:list-item>
        <text:list-item>
          <text:p text:style-name="P60"><text:span text:style-name="T14">char unmarkCell(int m, int n, Cell grid[m][n], Position cellPos);<text:line-break/></text:span><text:span text:style-name="T90">Unmarks the cell at (cellPos)<text:line-break/>Returns </text:span><text:span text:style-name="T96">an error code as follows:<text:line-break/> 1: Flag removed successfully.<text:line-break/> 2: Question mark removed successfully.<text:line-break/> 3: The cell is not flagged nor marked.</text:span></text:p>
        </text:list-item>
      </text:list>
      <text:h text:style-name="P91" text:outline-level="2"><text:soft-page-break/>Game Loop Module</text:h>
      <text:list xml:id="list7795694310637258650" text:style-name="L8">
        <text:list-item>
          <text:p text:style-name="P40"><text:span text:style-name="T125">long long </text:span>calculateScore(int m, int n, <text:span text:style-name="T128">int</text:span> timePassed, int movesDone);<text:line-break/><text:span text:style-name="T28">Calculates the score </text:span><text:span text:style-name="T29">of the player</text:span><text:span text:style-name="T28"> after </text:span><text:span text:style-name="T30">[</text:span><text:span text:style-name="T28">timePassed</text:span><text:span text:style-name="T30">]</text:span><text:span text:style-name="T28"> seconds have passed and </text:span><text:span text:style-name="T30">[</text:span><text:span text:style-name="T28">movesDone</text:span><text:span text:style-name="T30">] moves</text:span><text:span text:style-name="T28"> have been done.</text:span></text:p>
        </text:list-item>
        <text:list-item>
          <text:p text:style-name="P41">void printHeader(<text:span text:style-name="T126">long long</text:span> timePassed, int movesDone, <text:span text:style-name="T24">int flagged, int marked</text:span>,<text:line-break/><text:tab/><text:span text:style-name="T127">long long</text:span> score);<text:line-break/><text:span text:style-name="T29">Prints a header line showing the time passed in seconds, number of moves done, and current score, </text:span><text:span text:style-name="T31">in addition to the number of flagged cells and number of cells marked with a question mark.</text:span></text:p>
        </text:list-item>
        <text:list-item>
          <text:p text:style-name="P55"><text:span text:style-name="T123">void getMove(int m, int n, Position *pos);<text:line-break/></text:span><text:span text:style-name="T26">Gets the coordinates of the next move from player.</text:span></text:p>
        </text:list-item>
        <text:list-item>
          <text:p text:style-name="P56"><text:span text:style-name="T123">char hasWon(int m, int n, Cell grid[m][n]);<text:line-break/></text:span><text:span text:style-name="T42">Checks the grid to determine if the player has won.</text:span><text:span text:style-name="T123"><text:line-break/></text:span><text:span text:style-name="T42">Returns 1 </text:span><text:span text:style-name="T43">i</text:span><text:span text:style-name="T42">f player </text:span><text:span text:style-name="T44">has </text:span><text:span text:style-name="T42">won, 0 otherwise</text:span></text:p>
        </text:list-item>
        <text:list-item>
          <text:p text:style-name="P61"><text:span text:style-name="T17">char startGame(int m, int n, Cell grid[m][n], int timePassed, int movesDone);<text:line-break/></text:span><text:span text:style-name="T99">Starts the game with the following initial conditions:<text:line-break/><text:tab/>(timePassed): </text:span><text:span text:style-name="T100">T</text:span><text:span text:style-name="T99">ime passed in seconds since the </text:span><text:span text:style-name="T101">start</text:span><text:span text:style-name="T99"> of the curren</text:span><text:span text:style-name="T102">t </text:span><text:span text:style-name="T99">game<text:line-break/><text:tab/>(0 in case of starting a new game)<text:line-break/><text:tab/>(movesDone): Number of moves done since the </text:span><text:span text:style-name="T101">start</text:span><text:span text:style-name="T99"> of the current game<text:line-break/><text:tab/>(0 in case of starting a new game)<text:line-break/></text:span><text:span text:style-name="T103">The player wins when all the cells that have no mines are opened.</text:span><text:span text:style-name="T99"><text:line-break/></text:span><text:span text:style-name="T104">In case the player loses, incorrect flags should be replaced with ‘-’ and missed mines should be replaced with ‘M’</text:span><text:span text:style-name="T105"><text:line-break/>Returns 0 on winning. Otherwise, an error code </text:span><text:span text:style-name="T106">is returned</text:span><text:span text:style-name="T105"> as follows:<text:line-break/><text:tab/>1: </text:span><text:span text:style-name="T106">Player lost.</text:span><text:span text:style-name="T105"><text:line-break/><text:tab/>2: </text:span><text:span text:style-name="T107">Player requested to save and exit </text:span><text:span text:style-name="T108">to main menu</text:span><text:span text:style-name="T107">.</text:span><text:span text:style-name="T105"><text:line-break/><text:tab/></text:span><text:span text:style-name="T106">3: </text:span><text:span text:style-name="T107">Player requested to exit </text:span><text:span text:style-name="T108">to main menu </text:span><text:span text:style-name="T107">without saving.</text:span></text:p>
        </text:list-item>
      </text:list>
      <text:h text:style-name="P92" text:outline-level="2">Saving Module</text:h>
      <text:list xml:id="list7206601466622439673" text:style-name="L9">
        <text:list-item>
          <text:p text:style-name="P42"><text:span text:style-name="T23">char </text:span>saveGame(int m, int n, Cell grid[m][n], <text:span text:style-name="T129">int</text:span> timePassed, int movesDone, char *fileName);<text:line-break/><text:span text:style-name="T32">Save</text:span><text:span text:style-name="T33">s</text:span><text:span text:style-name="T32"> the status </text:span><text:span text:style-name="T34">and grid</text:span><text:span text:style-name="T32"> of the current game to a file with the following format:<text:line-break/><text:tab/>4 bytes:<text:tab/><text:tab/><text:tab/>‘ABMS’ (for AB Team Minesweeper)<text:line-break/><text:tab/></text:span><text:span text:style-name="T47">int</text:span><text:span text:style-name="T32">:<text:tab/><text:tab/><text:tab/>Time passed since the start of the current game.<text:line-break/><text:tab/></text:span><text:span text:style-name="T46">i</text:span><text:span text:style-name="T45">nt:<text:tab/><text:tab/><text:tab/></text:span><text:span text:style-name="T32">Moves done since the start of the current game.<text:line-break/><text:tab/></text:span><text:span text:style-name="T46">i</text:span><text:span text:style-name="T45">nt</text:span><text:span text:style-name="T32">:<text:tab/><text:tab/><text:tab/>Number of rows.<text:line-break/><text:tab/></text:span><text:span text:style-name="T46">i</text:span><text:span text:style-name="T45">nt:<text:tab/><text:tab/><text:tab/></text:span><text:span text:style-name="T32">Number of columns.<text:line-break/><text:tab/>[2*rows*columns] bytes:<text:tab/>Grid array (elements are of Cell data structure)<text:line-break/></text:span><text:span text:style-name="T35">Returns 0 on success, 1 otherwise.</text:span></text:p>
        </text:list-item>
        <text:list-item>
          <text:p text:style-name="P43"><text:span text:style-name="T23">char </text:span>loadGame_<text:span text:style-name="T19">info</text:span>(int *m, int *n, <text:span text:style-name="T19">int *timePassed, int *movesDone,</text:span> char *fileName);<text:line-break/><text:span text:style-name="T33">Loads the status of a previously saved game from a file into the variables pointed to by (m), (n), (timePassed), (movesDone)<text:line-break/></text:span><text:span text:style-name="T35">Returns 0 on success, 1 otherwise.</text:span></text:p>
        </text:list-item>
        <text:list-item>
          <text:p text:style-name="P44"><text:span text:style-name="T23">char </text:span>loadGame_grid<text:span text:style-name="T18">(int m, int n, Cell grid[m][n], char *fileName);<text:line-break/></text:span><text:span text:style-name="T36">Loads the grid of a previously saved game from a file, given that its dimensions are (m X n)<text:line-break/></text:span><text:span text:style-name="T35">Returns 0 on success, 1 otherwise.</text:span></text:p>
        </text:list-item>
      </text:list>
      <text:h text:style-name="P93" text:outline-level="2">Scores Module</text:h>
      <text:list xml:id="list5124002047090774047" text:style-name="L10">
        <text:list-item>
          <text:p text:style-name="P45">char strEqual(char *s1, char *s2);<text:line-break/><text:span text:style-name="T56">Returns 1 if (s1) is identical to (s2), ignoring letter case. </text:span><text:span text:style-name="T63">Otherwise, returns 0</text:span></text:p>
        </text:list-item>
        <text:list-item>
          <text:p text:style-name="P46">char readScores(char *fileName, int numEntries, ScoreEntry *scores);<text:line-break/><text:span text:style-name="T56">Reads table of scores from file and stores it in (scores)<text:line-break/></text:span><text:span text:style-name="T62">Return 1 on success, 0 otherwise</text:span></text:p>
        </text:list-item>
        <text:list-item>
          <text:p text:style-name="P47"><text:span text:style-name="T121">char</text:span> addScore(<text:span text:style-name="T20">char playerName[128], long long</text:span> score, char *file<text:span text:style-name="T21">N</text:span>ame);<text:line-break/><text:span text:style-name="T37">Adds the score of </text:span><text:span text:style-name="T38">the</text:span><text:span text:style-name="T37"> player to </text:span><text:span text:style-name="T39">the table of scores file.<text:line-break/></text:span><text:span text:style-name="T41">Returns 1 on success, 0 otherwise.</text:span></text:p>
        </text:list-item>
        <text:list-item>
          <text:p text:style-name="P48"><text:span text:style-name="T121">char</text:span> displayScores(char *fileName);<text:line-break/><text:span text:style-name="T40">Reads table of scores from file.<text:line-break/></text:span><text:span text:style-name="T41">Returns 1 on success, 0 otherwise.</text:span></text:p>
        </text:list-item>
      </text:list>
      <text:h text:style-name="P94" text:outline-level="3"><text:span text:style-name="T116"><text:tab/></text:span><text:span text:style-name="T117">Scores File Format</text:span></text:h>
      <text:p text:style-name="P36"><text:tab/><text:span text:style-name="T92">4 bytes:<text:tab/>‘ABMS’<text:line-break/><text:tab/></text:span><text:span text:style-name="T97">int</text:span><text:span text:style-name="T95">:<text:tab/>Number of score entries<text:line-break/><text:tab/> <text:s text:c="3"/></text:span><text:span text:style-name="T97">int</text:span><text:span text:style-name="T95">:<text:tab/><text:tab/>Length of player name (n)</text:span><text:span text:style-name="T92"><text:line-break/><text:tab/> <text:s text:c="3"/></text:span><text:span text:style-name="T95">(n)</text:span><text:span text:style-name="T93"> bytes:<text:tab/>Player name<text:line-break/><text:tab/> <text:s text:c="3"/></text:span><text:span text:style-name="T98">long long</text:span><text:span text:style-name="T93">:<text:tab/>Player score<text:line-break/><text:tab/> <text:s text:c="3"/>.<text:line-break/><text:tab/> <text:s text:c="3"/>.<text:line-break/><text:tab/> <text:s text:c="3"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Noto Mono" fo:font-family="'Noto Mono'" style:font-pitch="fixed" officeooo:rsid="005ad73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/>
    <style:style style:name="Funcdesc" style:family="paragraph" style:parent-style-name="Text_20_body">
      <style:text-properties fo:font-size="8pt" officeooo:rsid="0096527f" style:font-size-asian="7pt" style:font-size-complex="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Noto Mono" fo:font-family="'Noto Mono'" style:font-pitch="fixed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3:59.358972442</meta:creation-date>
    <dc:date>2016-12-28T19:54:56.679681372</dc:date>
    <meta:editing-duration>PT12H16M16S</meta:editing-duration>
    <meta:editing-cycles>335</meta:editing-cycles>
    <meta:generator>LibreOffice/5.2.4.2.0$Linux_X86_64 LibreOffice_project/20m0$Build-2</meta:generator>
    <meta:document-statistic meta:table-count="3" meta:image-count="0" meta:object-count="0" meta:page-count="7" meta:paragraph-count="130" meta:word-count="1796" meta:character-count="10581" meta:non-whitespace-character-count="8899"/>
  </office:meta>
</office:document-meta>
</file>